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8-13_12-18-02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522399 E-139-34-55.037841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8-13_13-59-33_000.jpg</text:p>
          </table:table-cell>
          <table:table-cell table:style-name="ce19" office:value-type="string">
            <text:p>:PHOTO 記録 / PC画面 / subject=ワクチン接種予約：川崎市 / other=~</text:p>
          </table:table-cell>
          <table:table-cell table:style-name="ce19"/>
          <table:table-cell table:style-name="ce4"/>
          <table:table-cell table:style-name="ce4" office:value-type="string">
            <text:p>N-35-35-24.522399 E-139-34-55.037841</text:p>
          </table:table-cell>
          <table:table-cell table:style-name="ce38" table:formula="of:=IF([.E3]=&quot;&quot;;[.C3];CONCATENATE([.C3];&quot; / &quot;;[.E3]))" office:value-type="string" office:string-value=":PHOTO 記録 / PC画面 / subject=ワクチン接種予約：川崎市 / other=~">
            <text:p>:PHOTO 記録 / PC画面 / subject=ワクチン接種予約：川崎市 / 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8-13_14-01-03_000.jpg</text:p>
          </table:table-cell>
          <table:table-cell table:style-name="ce19" office:value-type="string">
            <text:p>:PHOTO 記録 / PC画面 / subject=ワクチン接種予約：川崎市 / other=~</text:p>
          </table:table-cell>
          <table:table-cell table:style-name="ce19"/>
          <table:table-cell table:style-name="ce4"/>
          <table:table-cell table:style-name="ce4" office:value-type="string">
            <text:p>N-35-35-24.220275 E-139-34-55.037841</text:p>
          </table:table-cell>
          <table:table-cell table:style-name="ce38" table:formula="of:=IF([.E4]=&quot;&quot;;[.C4];CONCATENATE([.C4];&quot; / &quot;;[.E4]))" office:value-type="string" office:string-value=":PHOTO 記録 / PC画面 / subject=ワクチン接種予約：川崎市 / other=~">
            <text:p>:PHOTO 記録 / PC画面 / subject=ワクチン接種予約：川崎市 / 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8-13_14-05-33_000.jpg</text:p>
          </table:table-cell>
          <table:table-cell table:style-name="ce19" office:value-type="string">
            <text:p>:PHOTO 記録 / PC画面 / subject=ワクチン接種予約：川崎市 / other=~</text:p>
          </table:table-cell>
          <table:table-cell table:style-name="ce19"/>
          <table:table-cell table:style-name="ce4"/>
          <table:table-cell table:style-name="ce4" office:value-type="string">
            <text:p>N-35-35-21.322631 E-139-34-43.831787</text:p>
          </table:table-cell>
          <table:table-cell table:style-name="ce38" table:formula="of:=IF([.E5]=&quot;&quot;;[.C5];CONCATENATE([.C5];&quot; / &quot;;[.E5]))" office:value-type="string" office:string-value=":PHOTO 記録 / PC画面 / subject=ワクチン接種予約：川崎市 / other=~">
            <text:p>:PHOTO 記録 / PC画面 / subject=ワクチン接種予約：川崎市 / 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8-13_14-07-10_000.jpg</text:p>
          </table:table-cell>
          <table:table-cell table:style-name="ce19" office:value-type="string">
            <text:p>:PHOTO 記録 / PC画面 / subject=ワクチン接種予約：川崎市 / other=~</text:p>
          </table:table-cell>
          <table:table-cell table:style-name="ce19"/>
          <table:table-cell table:style-name="ce4"/>
          <table:table-cell table:style-name="ce4" office:value-type="string">
            <text:p>N-35-35-30.207824 E-139-34-48.555908</text:p>
          </table:table-cell>
          <table:table-cell table:style-name="ce38" table:formula="of:=IF([.E6]=&quot;&quot;;[.C6];CONCATENATE([.C6];&quot; / &quot;;[.E6]))" office:value-type="string" office:string-value=":PHOTO 記録 / PC画面 / subject=ワクチン接種予約：川崎市 / other=~">
            <text:p>:PHOTO 記録 / PC画面 / subject=ワクチン接種予約：川崎市 / 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8-13_14-08-42_000.jpg</text:p>
          </table:table-cell>
          <table:table-cell table:style-name="ce19" office:value-type="string">
            <text:p>:PHOTO 記録 / PC画面 / subject=ワクチン接種予約：川崎市 / other=~</text:p>
          </table:table-cell>
          <table:table-cell table:style-name="ce19"/>
          <table:table-cell table:style-name="ce4"/>
          <table:table-cell table:style-name="ce4" office:value-type="string">
            <text:p>N-35-35-21.446228 E-139-34-43.721923</text:p>
          </table:table-cell>
          <table:table-cell table:style-name="ce38" table:formula="of:=IF([.E7]=&quot;&quot;;[.C7];CONCATENATE([.C7];&quot; / &quot;;[.E7]))" office:value-type="string" office:string-value=":PHOTO 記録 / PC画面 / subject=ワクチン接種予約：川崎市 / other=~">
            <text:p>:PHOTO 記録 / PC画面 / subject=ワクチン接種予約：川崎市 / 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8-13_14-08-58_000.jpg</text:p>
          </table:table-cell>
          <table:table-cell table:style-name="ce19" office:value-type="string">
            <text:p>:PHOTO 記録 / PC画面 / subject=ワクチン接種予約：川崎市 / other=~</text:p>
          </table:table-cell>
          <table:table-cell table:style-name="ce19"/>
          <table:table-cell table:style-name="ce4"/>
          <table:table-cell table:style-name="ce4" office:value-type="string">
            <text:p>N-35-35-22.833251 E-139-34-49.379882</text:p>
          </table:table-cell>
          <table:table-cell table:style-name="ce38" table:formula="of:=IF([.E8]=&quot;&quot;;[.C8];CONCATENATE([.C8];&quot; / &quot;;[.E8]))" office:value-type="string" office:string-value=":PHOTO 記録 / PC画面 / subject=ワクチン接種予約：川崎市 / other=~">
            <text:p>:PHOTO 記録 / PC画面 / subject=ワクチン接種予約：川崎市 / 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8-13_14-09-09_000.jpg</text:p>
          </table:table-cell>
          <table:table-cell table:style-name="ce19" office:value-type="string">
            <text:p>:PHOTO 記録 / PC画面 / subject=ワクチン接種予約：川崎市 / other=~</text:p>
          </table:table-cell>
          <table:table-cell table:style-name="ce19"/>
          <table:table-cell table:style-name="ce4"/>
          <table:table-cell table:style-name="ce4" office:value-type="string">
            <text:p>N-35-35-24.220275 E-139-34-55.037841</text:p>
          </table:table-cell>
          <table:table-cell table:style-name="ce38" table:formula="of:=IF([.E9]=&quot;&quot;;[.C9];CONCATENATE([.C9];&quot; / &quot;;[.E9]))" office:value-type="string" office:string-value=":PHOTO 記録 / PC画面 / subject=ワクチン接種予約：川崎市 / other=~">
            <text:p>:PHOTO 記録 / PC画面 / subject=ワクチン接種予約：川崎市 / 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8-13_14-09-25_000.jpg</text:p>
          </table:table-cell>
          <table:table-cell table:style-name="ce19" office:value-type="string">
            <text:p>:PHOTO 記録 / PC画面 / subject=ワクチン接種予約：川崎市 / other=~</text:p>
          </table:table-cell>
          <table:table-cell table:style-name="ce19"/>
          <table:table-cell table:style-name="ce4"/>
          <table:table-cell table:style-name="ce4" office:value-type="string">
            <text:p>N-35-35-28.944396 E-139-34-49.379882</text:p>
          </table:table-cell>
          <table:table-cell table:style-name="ce38" table:formula="of:=IF([.E10]=&quot;&quot;;[.C10];CONCATENATE([.C10];&quot; / &quot;;[.E10]))" office:value-type="string" office:string-value=":PHOTO 記録 / PC画面 / subject=ワクチン接種予約：川崎市 / other=~">
            <text:p>:PHOTO 記録 / PC画面 / subject=ワクチン接種予約：川崎市 / 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8-13_14-09-43_000.jpg</text:p>
          </table:table-cell>
          <table:table-cell table:style-name="ce19" office:value-type="string">
            <text:p>:PHOTO 記録 / PC画面 / subject=ワクチン接種予約：川崎市 / other=~</text:p>
          </table:table-cell>
          <table:table-cell table:style-name="ce19"/>
          <table:table-cell table:style-name="ce4"/>
          <table:table-cell table:style-name="ce4" office:value-type="string">
            <text:p>N-35-35-24.522399 E-139-34-55.037841</text:p>
          </table:table-cell>
          <table:table-cell table:style-name="ce38" table:formula="of:=IF([.E11]=&quot;&quot;;[.C11];CONCATENATE([.C11];&quot; / &quot;;[.E11]))" office:value-type="string" office:string-value=":PHOTO 記録 / PC画面 / subject=ワクチン接種予約：川崎市 / other=~">
            <text:p>:PHOTO 記録 / PC画面 / subject=ワクチン接種予約：川崎市 / 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8-13_14-10-21_000.jpg</text:p>
          </table:table-cell>
          <table:table-cell table:style-name="ce19" office:value-type="string">
            <text:p>:PHOTO 記録 / PC画面 / subject=ワクチン接種予約：川崎市 / other=~</text:p>
          </table:table-cell>
          <table:table-cell table:style-name="ce19"/>
          <table:table-cell table:style-name="ce4"/>
          <table:table-cell table:style-name="ce4" office:value-type="string">
            <text:p>N-35-35-28.916931 E-139-34-49.379882</text:p>
          </table:table-cell>
          <table:table-cell table:style-name="ce38" table:formula="of:=IF([.E12]=&quot;&quot;;[.C12];CONCATENATE([.C12];&quot; / &quot;;[.E12]))" office:value-type="string" office:string-value=":PHOTO 記録 / PC画面 / subject=ワクチン接種予約：川崎市 / other=~">
            <text:p>:PHOTO 記録 / PC画面 / subject=ワクチン接種予約：川崎市 / 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8-13_14-29-06_000.jpg</text:p>
          </table:table-cell>
          <table:table-cell table:style-name="ce19" office:value-type="string">
            <text:p>:PHOTO 記録 / 文書：コレポン　/ #*# / about=コロナワクチン予約：川崎市：コールセンター,other=第１回目の電話 / N+</text:p>
          </table:table-cell>
          <table:table-cell table:style-name="ce19"/>
          <table:table-cell table:style-name="ce4"/>
          <table:table-cell table:style-name="ce4" office:value-type="string">
            <text:p>N-35-35-24.522399 E-139-34-55.037841</text:p>
          </table:table-cell>
          <table:table-cell table:style-name="ce38" table:formula="of:=IF([.E13]=&quot;&quot;;[.C13];CONCATENATE([.C13];&quot; / &quot;;[.E13]))" office:value-type="string" office:string-value=":PHOTO 記録 / 文書：コレポン　/ #*# / about=コロナワクチン予約：川崎市：コールセンター,other=第１回目の電話 / N+">
            <text:p>:PHOTO 記録 / 文書：コレポン　/ #*# / about=コロナワクチン予約：川崎市：コールセンター,other=第１回目の電話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8-13_16-14-18_000.jpg</text:p>
          </table:table-cell>
          <table:table-cell table:style-name="ce19" office:value-type="string">
            <text:p>:m RES 1*4 / free# JVEMV6 68#_63:2(cont);68#_64:1 / 68. theoretical-physics(tp) / w=~,topics=~,other=q+:q-1.1,s=~,i=~,doc=r-5-1~6</text:p>
          </table:table-cell>
          <table:table-cell table:style-name="ce19"/>
          <table:table-cell table:style-name="ce4"/>
          <table:table-cell table:style-name="ce4" office:value-type="string">
            <text:p>N-35-35-24.220275 E-139-34-55.037841</text:p>
          </table:table-cell>
          <table:table-cell table:style-name="ce38" table:formula="of:=IF([.E14]=&quot;&quot;;[.C14];CONCATENATE([.C14];&quot; / &quot;;[.E14]))" office:value-type="string" office:string-value=":m RES 1*4 / free# JVEMV6 68#_63:2(cont);68#_64:1 / 68. theoretical-physics(tp) / w=~,topics=~,other=q+:q-1.1,s=~,i=~,doc=r-5-1~6">
            <text:p>:m RES 1*4 / free# JVEMV6 68#_63:2(cont);68#_64:1 / 68. theoretical-physics(tp) / w=~,topics=~,other=q+:q-1.1,s=~,i=~,doc=r-5-1~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8-13_16-14-43_000.jpg</text:p>
          </table:table-cell>
          <table:table-cell table:style-name="ce19" office:value-type="string">
            <text:p>:m RES 2*4 / free# JVEMV6 68#_63:2(cont);68#_64:1 / 68. theoretical-physics(tp) / w=~,topics=~,other=calc+:x*S_1;mem+,s=~,i=~,doc=r-5-1~6</text:p>
          </table:table-cell>
          <table:table-cell table:style-name="ce19"/>
          <table:table-cell table:style-name="ce4"/>
          <table:table-cell table:style-name="ce4" office:value-type="string">
            <text:p>N-35-35-24.371337 E-139-34-55.037841</text:p>
          </table:table-cell>
          <table:table-cell table:style-name="ce38" table:formula="of:=IF([.E15]=&quot;&quot;;[.C15];CONCATENATE([.C15];&quot; / &quot;;[.E15]))" office:value-type="string" office:string-value=":m RES 2*4 / free# JVEMV6 68#_63:2(cont);68#_64:1 / 68. theoretical-physics(tp) / w=~,topics=~,other=calc+:x*S_1;mem+,s=~,i=~,doc=r-5-1~6">
            <text:p>:m RES 2*4 / free# JVEMV6 68#_63:2(cont);68#_64:1 / 68. theoretical-physics(tp) / w=~,topics=~,other=calc+:x*S_1;mem+,s=~,i=~,doc=r-5-1~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8-13_16-15-08_000.jpg</text:p>
          </table:table-cell>
          <table:table-cell table:style-name="ce19" office:value-type="string">
            <text:p>:m RES 3*4 / free# JVEMV6 68#_63:2(cont);68#_64:1 / 68. theoretical-physics(tp) / w=同値類；代表元,topics=~,other=q+:a*Sにa^(-1)（aの逆元）は含まれるか,s=~,i=~,doc=r-5-1~6</text:p>
          </table:table-cell>
          <table:table-cell table:style-name="ce19"/>
          <table:table-cell table:style-name="ce4"/>
          <table:table-cell table:style-name="ce4" office:value-type="string">
            <text:p>N-35-35-24.371337 E-139-34-55.037841</text:p>
          </table:table-cell>
          <table:table-cell table:style-name="ce38" table:formula="of:=IF([.E16]=&quot;&quot;;[.C16];CONCATENATE([.C16];&quot; / &quot;;[.E16]))" office:value-type="string" office:string-value=":m RES 3*4 / free# JVEMV6 68#_63:2(cont);68#_64:1 / 68. theoretical-physics(tp) / w=同値類；代表元,topics=~,other=q+:a*Sにa^(-1)（aの逆元）は含まれるか,s=~,i=~,doc=r-5-1~6">
            <text:p>:m RES 3*4 / free# JVEMV6 68#_63:2(cont);68#_64:1 / 68. theoretical-physics(tp) / w=同値類；代表元,topics=~,other=q+:a*Sにa^(-1)（aの逆元）は含まれるか,s=~,i=~,doc=r-5-1~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8-13_16-15-53_000.jpg</text:p>
          </table:table-cell>
          <table:table-cell table:style-name="ce19" office:value-type="string">
            <text:p>:m RES 4*4 / free# JVEMV6 68#_63:2(cont);68#_64:1 / 68. theoretical-physics(tp) / w=同値類；代表元,topics=~,other=q+:a*Sにa^(-1)（aの逆元）は含まれるか,s=~,i=~,doc=r-5-1~6</text:p>
          </table:table-cell>
          <table:table-cell table:style-name="ce19"/>
          <table:table-cell table:style-name="ce4"/>
          <table:table-cell table:style-name="ce4" office:value-type="string">
            <text:p>N-35-35-24.220275 E-139-34-55.037841</text:p>
          </table:table-cell>
          <table:table-cell table:style-name="ce38" table:formula="of:=IF([.E17]=&quot;&quot;;[.C17];CONCATENATE([.C17];&quot; / &quot;;[.E17]))" office:value-type="string" office:string-value=":m RES 4*4 / free# JVEMV6 68#_63:2(cont);68#_64:1 / 68. theoretical-physics(tp) / w=同値類；代表元,topics=~,other=q+:a*Sにa^(-1)（aの逆元）は含まれるか,s=~,i=~,doc=r-5-1~6">
            <text:p>:m RES 4*4 / free# JVEMV6 68#_63:2(cont);68#_64:1 / 68. theoretical-physics(tp) / w=同値類；代表元,topics=~,other=q+:a*Sにa^(-1)（aの逆元）は含まれるか,s=~,i=~,doc=r-5-1~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8-13_20-46-44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4.522399 E-139-34-55.037841</text:p>
          </table:table-cell>
          <table:table-cell table:style-name="ce38" table:formula="of:=IF([.E18]=&quot;&quot;;[.C18];CONCATENATE([.C18];&quot; / &quot;;[.E18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8-14_01-31-32_000.jpg</text:p>
          </table:table-cell>
          <table:table-cell table:style-name="ce18" office:value-type="string">
            <text:p>:m other / log / 寝る前　ウェブ閲覧　記録　（for オナニー） / 未了</text:p>
          </table:table-cell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string" office:string-value=":m other / log / 寝る前　ウェブ閲覧　記録　（for オナニー） / 未了">
            <text:p>:m other / log / 寝る前　ウェブ閲覧　記録　（for オナニー） / 未了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8-14_01-31-38_000.jpg</text:p>
          </table:table-cell>
          <table:table-cell table:style-name="ce19" office:value-type="string">
            <text:p>:m :PHOTO 寝た時刻 / 2021</text:p>
          </table:table-cell>
          <table:table-cell table:style-name="ce17"/>
          <table:table-cell table:style-name="ce4"/>
          <table:table-cell table:style-name="ce4"/>
          <table:table-cell table:style-name="ce38" table:formula="of:=IF([.E20]=&quot;&quot;;[.C20];CONCATENATE([.C20];&quot; / &quot;;[.E20]))" office:value-type="string" office:string-value=":m :PHOTO 寝た時刻 / 2021">
            <text:p>:m :PHOTO 寝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8-14_07-22-02_000.jpg</text:p>
          </table:table-cell>
          <table:table-cell table:style-name="ce17" office:value-type="string">
            <text:p>:m :PHOTO 起きた時刻 / 2021</text:p>
          </table:table-cell>
          <table:table-cell table:style-name="ce19"/>
          <table:table-cell table:style-name="ce4"/>
          <table:table-cell table:style-name="ce4" office:value-type="string">
            <text:p>N-35-35-24.220275 E-139-34-55.037841</text:p>
          </table:table-cell>
          <table:table-cell table:style-name="ce38" table:formula="of:=IF([.E21]=&quot;&quot;;[.C21];CONCATENATE([.C21];&quot; / &quot;;[.E21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8-14_07-23-53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42.210388 E-139-35-33.050537</text:p>
          </table:table-cell>
          <table:table-cell table:style-name="ce38" table:formula="of:=IF([.E22]=&quot;&quot;;[.C22];CONCATENATE([.C22];&quot; / &quot;;[.E22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8-14_07-53-45_000.jpg</text:p>
          </table:table-cell>
          <table:table-cell table:style-name="ce19" office:value-type="string">
            <text:p>:m 1-4*5 / math / topic=部分群；剰余類, about=部分群Hと非同値の、最後１つの元a：aHは、どちらに属するか？,other=q+</text:p>
          </table:table-cell>
          <table:table-cell table:style-name="ce19"/>
          <table:table-cell table:style-name="ce4"/>
          <table:table-cell table:style-name="ce4" office:value-type="string">
            <text:p>N-35-35-24.522399 E-139-34-55.037841</text:p>
          </table:table-cell>
          <table:table-cell table:style-name="ce38" table:formula="of:=IF([.E23]=&quot;&quot;;[.C23];CONCATENATE([.C23];&quot; / &quot;;[.E23]))" office:value-type="string" office:string-value=":m 1-4*5 / math / topic=部分群；剰余類, about=部分群Hと非同値の、最後１つの元a：aHは、どちらに属するか？,other=q+">
            <text:p>:m 1-4*5 / math / topic=部分群；剰余類, about=部分群Hと非同値の、最後１つの元a：aHは、どちらに属するか？,other=q+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1-08-14_07-54-08_000.jpg</text:p>
          </table:table-cell>
          <table:table-cell table:style-name="ce19" office:value-type="string">
            <text:p>:m 5*5 / math / topic=部分群；剰余類, about=部分群Hと非同値の、最後１つの元a：aHは、どちらに属するか？,other=q+</text:p>
          </table:table-cell>
          <table:table-cell table:style-name="ce19"/>
          <table:table-cell table:style-name="ce4"/>
          <table:table-cell table:style-name="ce4" office:value-type="string">
            <text:p>N-35-35-28.903198 E-139-34-49.599609</text:p>
          </table:table-cell>
          <table:table-cell table:style-name="ce38" table:formula="of:=IF([.E24]=&quot;&quot;;[.C24];CONCATENATE([.C24];&quot; / &quot;;[.E24]))" office:value-type="string" office:string-value=":m 5*5 / math / topic=部分群；剰余類, about=部分群Hと非同値の、最後１つの元a：aHは、どちらに属するか？,other=q+">
            <text:p>:m 5*5 / math / topic=部分群；剰余類, about=部分群Hと非同値の、最後１つの元a：aHは、どちらに属するか？,other=q+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1-08-14_07-54-43_000.jpg</text:p>
          </table:table-cell>
          <table:table-cell table:style-name="ce19" office:value-type="string">
            <text:p>-*</text:p>
          </table:table-cell>
          <table:table-cell table:style-name="ce19"/>
          <table:table-cell table:style-name="ce4"/>
          <table:table-cell table:style-name="ce4" office:value-type="string">
            <text:p>N-35-35-22.77832 E-139-34-49.434814</text:p>
          </table:table-cell>
          <table:table-cell table:style-name="ce38" table:formula="of:=IF([.E25]=&quot;&quot;;[.C25];CONCATENATE([.C25];&quot; / &quot;;[.E25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1-08-14_07-54-44_000.jpg</text:p>
          </table:table-cell>
          <table:table-cell table:style-name="ce19" office:value-type="string">
            <text:p>-*</text:p>
          </table:table-cell>
          <table:table-cell table:style-name="ce19"/>
          <table:table-cell table:style-name="ce4"/>
          <table:table-cell table:style-name="ce4" office:value-type="string">
            <text:p>N-35-35-22.77832 E-139-34-49.434814</text:p>
          </table:table-cell>
          <table:table-cell table:style-name="ce38" table:formula="of:=IF([.E26]=&quot;&quot;;[.C26];CONCATENATE([.C26];&quot; / &quot;;[.E26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1-08-14_07-54-58_000.jpg</text:p>
          </table:table-cell>
          <table:table-cell table:style-name="ce19" office:value-type="string">
            <text:p>:m 1-2*2 / math / topic=部分群；剰余類, about=~,other=q+:元aはa*Hに属するか？;q+:元aの逆元a^(-1)はa*Hに属するか？</text:p>
          </table:table-cell>
          <table:table-cell table:style-name="ce19"/>
          <table:table-cell table:style-name="ce4"/>
          <table:table-cell table:style-name="ce4" office:value-type="string">
            <text:p>N-35-35-28.422546 E-139-34-49.654541</text:p>
          </table:table-cell>
          <table:table-cell table:style-name="ce38" table:formula="of:=IF([.E27]=&quot;&quot;;[.C27];CONCATENATE([.C27];&quot; / &quot;;[.E27]))" office:value-type="string" office:string-value=":m 1-2*2 / math / topic=部分群；剰余類, about=~,other=q+:元aはa*Hに属するか？;q+:元aの逆元a^(-1)はa*Hに属するか？">
            <text:p>:m 1-2*2 / math / topic=部分群；剰余類, about=~,other=q+:元aはa*Hに属するか？;q+:元aの逆元a^(-1)はa*Hに属するか？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PHOTO 記録 / PC画面 / subject=ワクチン接種予約：川崎市 / other=~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PHOTO 記録 / PC画面 / subject=ワクチン接種予約：川崎市 / other=~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PHOTO 記録 / PC画面 / subject=ワクチン接種予約：川崎市 / other=~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PHOTO 記録 / PC画面 / subject=ワクチン接種予約：川崎市 / other=~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PHOTO 記録 / PC画面 / subject=ワクチン接種予約：川崎市 / other=~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PHOTO 記録 / PC画面 / subject=ワクチン接種予約：川崎市 / other=~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PHOTO 記録 / PC画面 / subject=ワクチン接種予約：川崎市 / other=~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PHOTO 記録 / PC画面 / subject=ワクチン接種予約：川崎市 / other=~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PHOTO 記録 / PC画面 / subject=ワクチン接種予約：川崎市 / other=~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PHOTO 記録 / PC画面 / subject=ワクチン接種予約：川崎市 / other=~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 office:value-type="string">
            <text:p>**</text:p>
          </table:table-cell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 office:value-type="string">
            <text:p>**</text:p>
          </table:table-cell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 office:value-type="string">
            <text:p>**</text:p>
          </table:table-cell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 office:value-type="string">
            <text:p>:m other / log / 寝る前　ウェブ閲覧　記録　（for オナニー） / 未了</text:p>
          </table:table-cell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 office:value-type="string">
            <text:p>:m :PHOTO 寝た時刻 / 2021</text:p>
          </table:table-cell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 office:value-type="string">
            <text:p>:m :PHOTO 起きた時刻 / 2021</text:p>
          </table:table-cell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18">
            <text:p>1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26">
            <text:p>2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4">2021/08/14</text:date>, <text:time>09:22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8-14T09:22:56.25</dc:date>
    <dc:creator>iwabuchi ken</dc:creator>
    <meta:editing-duration>P35DT19H10M59S</meta:editing-duration>
    <meta:editing-cycles>13130</meta:editing-cycles>
    <meta:document-statistic meta:table-count="1" meta:cell-count="490" meta:object-count="0"/>
  </office:meta>
</office:document-meta>
</file>